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wson_deed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deed_url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__Anonymous_Sheet_DB__0" table:target-range-address="dawson_deeds.A1:dawson_deeds.H7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1-01T18:56:21.001175265</dc:date>
    <dc:creator>Mike Gering</dc:creator>
    <meta:editing-duration>PT1M41S</meta:editing-duration>
    <meta:editing-cycles>3</meta:editing-cycles>
    <meta:generator>LibreOffice/7.4.2.3$Linux_X86_64 LibreOffice_project/40$Build-3</meta:generator>
    <meta:document-statistic meta:table-count="1" meta:cell-count="568" meta:object-count="0"/>
  </office:meta>
</office:document-meta>
</file>